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  <style:font-face style:name="Thorndale" svg:font-family="Thorndale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00%" fo:margin-top="0.3cm" fo:margin-bottom="0.199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center" fo:break-before="auto" fo:line-height="120%" fo:margin-top="0cm" fo:margin-bottom="0.101cm" style:writing-mode="lr-tb"/>
    </style:style>
    <style:style style:name="T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" style:family="paragraph" style:parent-style-name="Heading_20_1">
      <style:paragraph-properties fo:break-before="auto" fo:line-height="100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5" style:family="text">
      <style:text-properties fo:font-size="10pt" style:font-size-asian="10pt" style:font-size-complex="10pt"/>
    </style:style>
    <style:style style:name="T5_9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7" style:family="text">
      <style:text-properties fo:font-size="10pt" style:font-size-asian="10pt" style:font-size-complex="10pt"/>
    </style:style>
    <style:style style:name="T5_10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6" style:family="paragraph" style:parent-style-name="Heading_20_1">
      <style:paragraph-properties fo:break-before="auto" fo:line-height="100%" style:writing-mode="lr-tb"/>
    </style:style>
    <style:style style:name="T6_1" style:family="text"/>
    <style:style style:name="P7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7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8_1" style:family="text">
      <style:text-properties fo:font-style="italic" style:font-style-asian="italic" style:font-style-complex="italic" fo:font-size="10pt" style:font-size-asian="10pt" style:font-size-complex="10pt"/>
    </style:style>
    <style:style style:name="T8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9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9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0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1" style:family="paragraph" style:parent-style-name="Heading_20_1">
      <style:paragraph-properties fo:break-before="auto" fo:line-height="100%" style:writing-mode="lr-tb"/>
    </style:style>
    <style:style style:name="T11_1" style:family="text"/>
    <style:style style:name="P12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2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12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6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8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9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9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2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3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4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6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2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left" fo:break-before="page" fo:line-height="120%" fo:margin-top="0cm" fo:margin-bottom="0.101cm" style:writing-mode="lr-tb"/>
    </style:style>
    <style:style style:name="T29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29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6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7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29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3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1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1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31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6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7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31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2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3" style:family="paragraph" style:parent-style-name="Heading_20_1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4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5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5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6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6_1" style:family="text">
      <style:text-properties fo:font-style="italic" style:font-style-asian="italic" style:font-style-complex="italic" fo:font-size="10pt" style:font-size-asian="10pt" style:font-size-complex="10pt"/>
    </style:style>
    <style:style style:name="T36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7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7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8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8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9" style:family="paragraph" style:parent-style-name="Heading_20_1">
      <style:paragraph-properties fo:break-before="auto" fo:line-height="100%" style:writing-mode="lr-tb"/>
    </style:style>
    <style:style style:name="T39_1" style:family="text"/>
    <style:style style:name="P40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2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4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3" style:family="paragraph" style:parent-style-name="Heading_20_1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6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8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9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49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0" style:family="paragraph" style:parent-style-name="Heading_20_1">
      <style:paragraph-properties fo:break-before="auto" fo:line-height="100%" style:writing-mode="lr-tb"/>
    </style:style>
    <style:style style:name="T50_1" style:family="text"/>
    <style:style style:name="P5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2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3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5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4" style:family="paragraph" style:parent-style-name="Heading_20_1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6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5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</office:automatic-styles>
  <office:body>
    <office:text>
      <text:h text:style-name="P1" text:outline-level="10"><text:span text:style-name="T1_1">ANDRÉ</text:span><text:span text:style-name="T1_2"><text:s/></text:span><text:span text:style-name="T1_3">LEITE</text:span><text:span text:style-name="T1_4"><text:s/></text:span><text:span text:style-name="T1_5">REIS</text:span></text:h>
      <text:p text:style-name="P2"><text:span text:style-name="T2_1">São</text:span><text:span text:style-name="T2_2"><text:s/></text:span><text:span text:style-name="T2_3">Paulo</text:span><text:span text:style-name="T2_4">,<text:s/></text:span><text:span text:style-name="T2_5">Brazil</text:span><text:span text:style-name="T2_6"><text:line-break/></text:span><text:span text:style-name="T2_7">andre</text:span><text:span text:style-name="T2_8">.</text:span><text:span text:style-name="T2_9">reis</text:span><text:span text:style-name="T2_10">@</text:span><text:span text:style-name="T2_11">gmail</text:span><text:span text:style-name="T2_12">.</text:span><text:span text:style-name="T2_13">com</text:span><text:span text:style-name="T2_14"><text:line-break/></text:span><text:span text:style-name="T2_15">Phone</text:span><text:span text:style-name="T2_16">:<text:s/>+55<text:s/>11<text:s/>99328-9258</text:span></text:p>
      <text:h text:style-name="P3" text:outline-level="10"><text:bookmark-start text:name="h.gjdgxs"/><text:bookmark-end text:name="h.gjdgxs"/><text:span text:style-name="T3_1">Summary</text:span></text:h>
      <text:p text:style-name="P4"><text:span text:style-name="T4_1">Bachelor</text:span><text:span text:style-name="T4_2"><text:s/></text:span><text:span text:style-name="T4_3">in</text:span><text:span text:style-name="T4_4"><text:s/></text:span><text:span text:style-name="T4_5">Computer</text:span><text:span text:style-name="T4_6"><text:s/></text:span><text:span text:style-name="T4_7">Science</text:span><text:span text:style-name="T4_8">,<text:s/></text:span><text:span text:style-name="T4_9">having</text:span><text:span text:style-name="T4_10"><text:s/></text:span><text:span text:style-name="T4_11">expertise</text:span><text:span text:style-name="T4_12"><text:s/></text:span><text:span text:style-name="T4_13">in</text:span><text:span text:style-name="T4_14"><text:s/></text:span><text:span text:style-name="T4_15">software</text:span><text:span text:style-name="T4_16"><text:s/></text:span><text:span text:style-name="T4_17">development</text:span><text:span text:style-name="T4_18">,<text:s/></text:span><text:span text:style-name="T4_19">data</text:span><text:span text:style-name="T4_20"><text:s/></text:span><text:span text:style-name="T4_21">analysis</text:span><text:span text:style-name="T4_22"><text:s/></text:span><text:span text:style-name="T4_23">and</text:span><text:span text:style-name="T4_24"><text:s/></text:span><text:span text:style-name="T4_25">databases</text:span><text:span text:style-name="T4_26">.</text:span></text:p>
      <text:p text:style-name="P5"><text:span text:style-name="T5_1">With</text:span><text:span text:style-name="T5_2"><text:s/>19<text:s/></text:span><text:span text:style-name="T5_3">years</text:span><text:span text:style-name="T5_4"><text:s/></text:span><text:span text:style-name="T5_5">of</text:span><text:span text:style-name="T5_6"><text:s/></text:span><text:span text:style-name="T5_7">professional</text:span><text:span text:style-name="T5_8"><text:s/></text:span><text:span text:style-name="T5_9">experience</text:span><text:span text:style-name="T5_10"><text:s/></text:span><text:span text:style-name="T5_11">in</text:span><text:span text:style-name="T5_12"><text:s/></text:span><text:span text:style-name="T5_13">IT</text:span><text:span text:style-name="T5_14"><text:s/></text:span><text:span text:style-name="T5_15">working</text:span><text:span text:style-name="T5_16"><text:s/></text:span><text:span text:style-name="T5_17">basically</text:span><text:span text:style-name="T5_18"><text:s/></text:span><text:span text:style-name="T5_19">with</text:span><text:span text:style-name="T5_20"><text:s/></text:span><text:span text:style-name="T5_21">Linux</text:span><text:span text:style-name="T5_22">,<text:s/></text:span><text:span text:style-name="T5_23">PHP</text:span><text:span text:style-name="T5_24"><text:s/>(</text:span><text:span text:style-name="T5_25">plain</text:span><text:span text:style-name="T5_26">,<text:s/></text:span><text:span text:style-name="T5_27">Laravel</text:span><text:span text:style-name="T5_28">,<text:s/></text:span><text:span text:style-name="T5_29">Symfony</text:span><text:span text:style-name="T5_30">),<text:s/></text:span><text:span text:style-name="T5_31">PostgreSQL</text:span><text:span text:style-name="T5_32">,<text:s/></text:span><text:span text:style-name="T5_33">pl</text:span><text:span text:style-name="T5_34">/</text:span><text:span text:style-name="T5_35">pgSQL</text:span><text:span text:style-name="T5_36">,<text:s/></text:span><text:span text:style-name="T5_37">Mysql</text:span><text:span text:style-name="T5_38">,<text:s/></text:span><text:span text:style-name="T5_39">Python</text:span><text:span text:style-name="T5_40">,<text:s/></text:span><text:span text:style-name="T5_41">Shell</text:span><text:span text:style-name="T5_42"><text:s/></text:span><text:span text:style-name="T5_43">Script</text:span><text:span text:style-name="T5_44">,<text:s/></text:span><text:span text:style-name="T5_45">Nginx</text:span><text:span text:style-name="T5_46">,<text:s/></text:span><text:span text:style-name="T5_47">Apache</text:span><text:span text:style-name="T5_48">,<text:s/></text:span><text:span text:style-name="T5_49">MongoDB</text:span><text:span text:style-name="T5_50">,<text:s/></text:span><text:span text:style-name="T5_51">Cloudstack</text:span><text:span text:style-name="T5_52">,<text:s/></text:span><text:span text:style-name="T5_53">Vagrant</text:span><text:span text:style-name="T5_54">,<text:s/></text:span><text:span text:style-name="T5_55">AWS</text:span><text:span text:style-name="T5_56">,<text:s/></text:span><text:span text:style-name="T5_57">PuPHPet</text:span><text:span text:style-name="T5_58">,<text:s/></text:span><text:span text:style-name="T5_59">EDI</text:span><text:span text:style-name="T5_60">,<text:s/></text:span><text:span text:style-name="T5_61">ETL</text:span><text:span text:style-name="T5_62">,<text:s/></text:span><text:span text:style-name="T5_63">Git</text:span><text:span text:style-name="T5_64">,<text:s/></text:span><text:span text:style-name="T5_65">Subversion</text:span><text:span text:style-name="T5_66"><text:s/></text:span><text:span text:style-name="T5_67">using</text:span><text:span text:style-name="T5_68"><text:s/></text:span><text:span text:style-name="T5_69">agile</text:span><text:span text:style-name="T5_70"><text:s/></text:span><text:span text:style-name="T5_71">methodologies</text:span><text:span text:style-name="T5_72">.<text:s/></text:span><text:span text:style-name="T5_73">Experienced</text:span><text:span text:style-name="T5_74"><text:s/></text:span><text:span text:style-name="T5_75">in</text:span><text:span text:style-name="T5_76"><text:s/></text:span><text:span text:style-name="T5_77">business</text:span><text:span text:style-name="T5_78"><text:s/></text:span><text:span text:style-name="T5_79">operations</text:span><text:span text:style-name="T5_80"><text:s/></text:span><text:span text:style-name="T5_81">like</text:span><text:span text:style-name="T5_82"><text:s/></text:span><text:span text:style-name="T5_83">Billing</text:span><text:span text:style-name="T5_84">,<text:s/></text:span><text:span text:style-name="T5_85">CRM</text:span><text:span text:style-name="T5_86">,<text:s/></text:span><text:span text:style-name="T5_87">sales</text:span><text:span text:style-name="T5_88"><text:s/></text:span><text:span text:style-name="T5_89">pipeline</text:span><text:span text:style-name="T5_90">,<text:s/></text:span><text:span text:style-name="T5_91">contact</text:span><text:span text:style-name="T5_92"><text:s/></text:span><text:span text:style-name="T5_93">center</text:span><text:span text:style-name="T5_94">,<text:s/></text:span><text:span text:style-name="T5_95">ecommerce</text:span><text:span text:style-name="T5_96">,<text:s/></text:span><text:span text:style-name="T5_97">provisioning</text:span><text:span text:style-name="T5_98"><text:s/></text:span><text:span text:style-name="T5_99">data</text:span><text:span text:style-name="T5_100"><text:s/></text:span><text:span text:style-name="T5_101">center</text:span><text:span text:style-name="T5_102"><text:s/></text:span><text:span text:style-name="T5_103">services</text:span><text:span text:style-name="T5_104">,<text:s/></text:span><text:span text:style-name="T5_105">VOIP</text:span><text:span text:style-name="T5_106">,<text:s/></text:span><text:span text:style-name="T5_107">telecommunications</text:span><text:span text:style-name="T5_108"><text:s/></text:span><text:span text:style-name="T5_109">and</text:span><text:span text:style-name="T5_110"><text:s/></text:span><text:span text:style-name="T5_111">ITIL</text:span><text:span text:style-name="T5_112">.</text:span></text:p>
      <text:h text:style-name="P6" text:outline-level="10"><text:bookmark-start text:name="h.30j0zll"/><text:bookmark-end text:name="h.30j0zll"/><text:span text:style-name="T6_1">Education</text:span></text:h>
      <text:p text:style-name="P7"><text:span text:style-name="T7_1">BS</text:span><text:span text:style-name="T7_2"><text:s/></text:span><text:span text:style-name="T7_3">in</text:span><text:span text:style-name="T7_4"><text:s/></text:span><text:span text:style-name="T7_5">Computer</text:span><text:span text:style-name="T7_6"><text:s/></text:span><text:span text:style-name="T7_7">Science</text:span><text:span text:style-name="T7_8"><text:s/></text:span><text:span text:style-name="T7_9">at</text:span><text:span text:style-name="T7_10"><text:s/></text:span><text:span text:style-name="T7_11">Universidade</text:span><text:span text:style-name="T7_12"><text:s/></text:span><text:span text:style-name="T7_13">Paulista</text:span><text:span text:style-name="T7_14">,<text:s/></text:span><text:span text:style-name="T7_15">São</text:span><text:span text:style-name="T7_16"><text:s/></text:span><text:span text:style-name="T7_17">Paulo</text:span><text:span text:style-name="T7_18">,<text:s/></text:span><text:span text:style-name="T7_19">Brazil</text:span><text:span text:style-name="T7_20">,<text:s/></text:span><text:span text:style-name="T7_21">December</text:span><text:span text:style-name="T7_22"><text:s/>2004.</text:span></text:p>
      <text:p text:style-name="P8"><text:span text:style-name="T8_1">*<text:s/></text:span><text:span text:style-name="T8_2">BS</text:span><text:span text:style-name="T8_3"><text:s/></text:span><text:span text:style-name="T8_4">in</text:span><text:span text:style-name="T8_5"><text:s/></text:span><text:span text:style-name="T8_6">Computer</text:span><text:span text:style-name="T8_7"><text:s/></text:span><text:span text:style-name="T8_8">Science</text:span><text:span text:style-name="T8_9"><text:s/></text:span><text:span text:style-name="T8_10">at</text:span><text:span text:style-name="T8_11"><text:s/></text:span><text:span text:style-name="T8_12">PUC</text:span><text:span text:style-name="T8_13">-</text:span><text:span text:style-name="T8_14">RS</text:span><text:span text:style-name="T8_15">,<text:s/></text:span><text:span text:style-name="T8_16">Porto</text:span><text:span text:style-name="T8_17"><text:s/></text:span><text:span text:style-name="T8_18">Alegre</text:span><text:span text:style-name="T8_19">,<text:s/></text:span><text:span text:style-name="T8_20">Brazil</text:span><text:span text:style-name="T8_21">,<text:s/></text:span><text:span text:style-name="T8_22">December</text:span><text:span text:style-name="T8_23"><text:s/>2000<text:s/>(</text:span><text:span text:style-name="T8_24">incomplete</text:span><text:span text:style-name="T8_25"><text:s/></text:span><text:span text:style-name="T8_26">transferred</text:span><text:span text:style-name="T8_27"><text:s/></text:span><text:span text:style-name="T8_28">to</text:span><text:span text:style-name="T8_29"><text:s/></text:span><text:span text:style-name="T8_30">UNIP</text:span><text:span text:style-name="T8_31">).</text:span></text:p>
      <text:p text:style-name="P9"><text:span text:style-name="T9_1">Technical</text:span><text:span text:style-name="T9_2"><text:s/></text:span><text:span text:style-name="T9_3">expertise</text:span><text:span text:style-name="T9_4"><text:s/></text:span><text:span text:style-name="T9_5">in</text:span><text:span text:style-name="T9_6"><text:s/></text:span><text:span text:style-name="T9_7">Networking</text:span><text:span text:style-name="T9_8"><text:s/></text:span><text:span text:style-name="T9_9">at</text:span><text:span text:style-name="T9_10"><text:s/></text:span><text:span text:style-name="T9_11">Universidade</text:span><text:span text:style-name="T9_12"><text:s/></text:span><text:span text:style-name="T9_13">Federal</text:span><text:span text:style-name="T9_14"><text:s/></text:span><text:span text:style-name="T9_15">do</text:span><text:span text:style-name="T9_16"><text:s/></text:span><text:span text:style-name="T9_17">Rio</text:span><text:span text:style-name="T9_18"><text:s/></text:span><text:span text:style-name="T9_19">Grande</text:span><text:span text:style-name="T9_20"><text:s/></text:span><text:span text:style-name="T9_21">do</text:span><text:span text:style-name="T9_22"><text:s/></text:span><text:span text:style-name="T9_23">Sul</text:span><text:span text:style-name="T9_24"><text:s/>(</text:span><text:span text:style-name="T9_25">UFRGS</text:span><text:span text:style-name="T9_26">),<text:s/></text:span><text:span text:style-name="T9_27">Porto</text:span><text:span text:style-name="T9_28"><text:s/></text:span><text:span text:style-name="T9_29">Alegre</text:span><text:span text:style-name="T9_30">,<text:s/></text:span><text:span text:style-name="T9_31">Brazil</text:span><text:span text:style-name="T9_32">,<text:s/></text:span><text:span text:style-name="T9_33">December</text:span><text:span text:style-name="T9_34"><text:s/>1998.</text:span></text:p>
      <text:p text:style-name="P10"><text:span text:style-name="T10_1">Data</text:span><text:span text:style-name="T10_2"><text:s/></text:span><text:span text:style-name="T10_3">Processing</text:span><text:span text:style-name="T10_4"><text:s/></text:span><text:span text:style-name="T10_5">Technician</text:span><text:span text:style-name="T10_6"><text:s/></text:span><text:span text:style-name="T10_7">at</text:span><text:span text:style-name="T10_8"><text:s/></text:span><text:span text:style-name="T10_9">Escola</text:span><text:span text:style-name="T10_10"><text:s/></text:span><text:span text:style-name="T10_11">Técnica</text:span><text:span text:style-name="T10_12"><text:s/></text:span><text:span text:style-name="T10_13">Santo</text:span><text:span text:style-name="T10_14"><text:s/></text:span><text:span text:style-name="T10_15">Inácio</text:span><text:span text:style-name="T10_16">,<text:s/></text:span><text:span text:style-name="T10_17">Porto</text:span><text:span text:style-name="T10_18"><text:s/></text:span><text:span text:style-name="T10_19">Alegre</text:span><text:span text:style-name="T10_20">,<text:s/></text:span><text:span text:style-name="T10_21">Brazil</text:span><text:span text:style-name="T10_22">,<text:s/></text:span><text:span text:style-name="T10_23">December</text:span><text:span text:style-name="T10_24"><text:s/>1996.</text:span></text:p>
      <text:h text:style-name="P11" text:outline-level="10"><text:bookmark-start text:name="h.1fob9te"/><text:bookmark-end text:name="h.1fob9te"/><text:span text:style-name="T11_1">Experience</text:span></text:h>
      <text:p text:style-name="P12"><text:span text:style-name="T12_1">Telium</text:span><text:span text:style-name="T12_2"><text:s/></text:span><text:span text:style-name="T12_3">Jul</text:span><text:span text:style-name="T12_4"><text:s/>2006<text:s/>-<text:s/></text:span><text:span text:style-name="T12_5">Present</text:span><text:span text:style-name="T12_6"><text:line-break/></text:span><text:span text:style-name="T12_7">Senior</text:span><text:span text:style-name="T12_8"><text:s/></text:span><text:span text:style-name="T12_9">Software</text:span><text:span text:style-name="T12_10"><text:s/></text:span><text:span text:style-name="T12_11">Developer</text:span><text:span text:style-name="T12_12"><text:line-break/></text:span><text:span text:style-name="T12_13">Main</text:span><text:span text:style-name="T12_14"><text:s/></text:span><text:span text:style-name="T12_15">Technologies</text:span><text:span text:style-name="T12_16">:<text:s/></text:span><text:span text:style-name="T12_17">Linux</text:span><text:span text:style-name="T12_18">,<text:s/></text:span><text:span text:style-name="T12_19">PHP</text:span><text:span text:style-name="T12_20">,<text:s/></text:span><text:span text:style-name="T12_21">Python</text:span><text:span text:style-name="T12_22">,<text:s/></text:span><text:span text:style-name="T12_23">JS</text:span><text:span text:style-name="T12_24">,<text:s/></text:span><text:span text:style-name="T12_25">PostgreSQL</text:span><text:span text:style-name="T12_26">,<text:s/></text:span><text:span text:style-name="T12_27">MySQL</text:span><text:span text:style-name="T12_28">,<text:s/></text:span><text:span text:style-name="T12_29">MongoDB</text:span><text:span text:style-name="T12_30">,<text:s/></text:span><text:span text:style-name="T12_31">Git</text:span><text:span text:style-name="T12_32">;</text:span></text:p>
      <text:p text:style-name="P13"><text:span text:style-name="T13_1">My</text:span><text:span text:style-name="T13_2"><text:s/></text:span><text:span text:style-name="T13_3">main</text:span><text:span text:style-name="T13_4"><text:s/></text:span><text:span text:style-name="T13_5">role</text:span><text:span text:style-name="T13_6"><text:s/></text:span><text:span text:style-name="T13_7">here</text:span><text:span text:style-name="T13_8"><text:s/></text:span><text:span text:style-name="T13_9">is</text:span><text:span text:style-name="T13_10"><text:s/></text:span><text:span text:style-name="T13_11">team</text:span><text:span text:style-name="T13_12"><text:s/></text:span><text:span text:style-name="T13_13">leader</text:span><text:span text:style-name="T13_14"><text:s/></text:span><text:span text:style-name="T13_15">on</text:span><text:span text:style-name="T13_16"><text:s/></text:span><text:span text:style-name="T13_17">system</text:span><text:span text:style-name="T13_18"><text:s/></text:span><text:span text:style-name="T13_19">analysis</text:span><text:span text:style-name="T13_20">,<text:s/></text:span><text:span text:style-name="T13_21">writing</text:span><text:span text:style-name="T13_22"><text:s/></text:span><text:span text:style-name="T13_23">code</text:span><text:span text:style-name="T13_24">,<text:s/></text:span><text:span text:style-name="T13_25">testing</text:span><text:span text:style-name="T13_26"><text:s/></text:span><text:span text:style-name="T13_27">and</text:span><text:span text:style-name="T13_28"><text:s/></text:span><text:span text:style-name="T13_29">deploying</text:span><text:span text:style-name="T13_30"><text:s/></text:span><text:span text:style-name="T13_31">process</text:span><text:span text:style-name="T13_32">.<text:s/></text:span><text:span text:style-name="T13_33">I</text:span><text:span text:style-name="T13_34"><text:s/></text:span><text:span text:style-name="T13_35">write</text:span><text:span text:style-name="T13_36"><text:s/></text:span><text:span text:style-name="T13_37">a</text:span><text:span text:style-name="T13_38"><text:s/></text:span><text:span text:style-name="T13_39">lot</text:span><text:span text:style-name="T13_40"><text:s/></text:span><text:span text:style-name="T13_41">of</text:span><text:span text:style-name="T13_42"><text:s/></text:span><text:span text:style-name="T13_43">code</text:span><text:span text:style-name="T13_44"><text:s/></text:span><text:span text:style-name="T13_45">everyday</text:span><text:span text:style-name="T13_46"><text:s/></text:span><text:span text:style-name="T13_47">but</text:span><text:span text:style-name="T13_48"><text:s/></text:span><text:span text:style-name="T13_49">also</text:span><text:span text:style-name="T13_50"><text:s/></text:span><text:span text:style-name="T13_51">attend</text:span><text:span text:style-name="T13_52"><text:s/></text:span><text:span text:style-name="T13_53">to</text:span><text:span text:style-name="T13_54"><text:s/></text:span><text:span text:style-name="T13_55">meetings</text:span><text:span text:style-name="T13_56"><text:s/></text:span><text:span text:style-name="T13_57">with</text:span><text:span text:style-name="T13_58"><text:s/></text:span><text:span text:style-name="T13_59">internal</text:span><text:span text:style-name="T13_60"><text:s/></text:span><text:span text:style-name="T13_61">clients</text:span><text:span text:style-name="T13_62"><text:s/></text:span><text:span text:style-name="T13_63">and</text:span><text:span text:style-name="T13_64"><text:s/></text:span><text:span text:style-name="T13_65">lead</text:span><text:span text:style-name="T13_66"><text:s/></text:span><text:span text:style-name="T13_67">daily</text:span><text:span text:style-name="T13_68"><text:s/></text:span><text:span text:style-name="T13_69">stand</text:span><text:span text:style-name="T13_70"><text:s/></text:span><text:span text:style-name="T13_71">up</text:span><text:span text:style-name="T13_72"><text:s/></text:span><text:span text:style-name="T13_73">meetings</text:span><text:span text:style-name="T13_74"><text:s/></text:span><text:span text:style-name="T13_75">with</text:span><text:span text:style-name="T13_76"><text:s/></text:span><text:span text:style-name="T13_77">the</text:span><text:span text:style-name="T13_78"><text:s/></text:span><text:span text:style-name="T13_79">all</text:span><text:span text:style-name="T13_80"><text:s/></text:span><text:span text:style-name="T13_81">developers</text:span><text:span text:style-name="T13_82">.</text:span></text:p>
      <text:p text:style-name="P14"><text:span text:style-name="T14_1">Another</text:span><text:span text:style-name="T14_2"><text:s/></text:span><text:span text:style-name="T14_3">role</text:span><text:span text:style-name="T14_4"><text:s/></text:span><text:span text:style-name="T14_5">of</text:span><text:span text:style-name="T14_6"><text:s/></text:span><text:span text:style-name="T14_7">mine</text:span><text:span text:style-name="T14_8"><text:s/></text:span><text:span text:style-name="T14_9">is</text:span><text:span text:style-name="T14_10"><text:s/></text:span><text:span text:style-name="T14_11">data</text:span><text:span text:style-name="T14_12"><text:s/></text:span><text:span text:style-name="T14_13">scientist</text:span><text:span text:style-name="T14_14">,<text:s/></text:span><text:span text:style-name="T14_15">analyst</text:span><text:span text:style-name="T14_16"><text:s/></text:span><text:span text:style-name="T14_17">and</text:span><text:span text:style-name="T14_18"><text:s/></text:span><text:span text:style-name="T14_19">consultant</text:span><text:span text:style-name="T14_20"><text:s/></text:span><text:span text:style-name="T14_21">for</text:span><text:span text:style-name="T14_22"><text:s/></text:span><text:span text:style-name="T14_23">the</text:span><text:span text:style-name="T14_24"><text:s/></text:span><text:span text:style-name="T14_25">main</text:span><text:span text:style-name="T14_26"><text:s/></text:span><text:span text:style-name="T14_27">board</text:span><text:span text:style-name="T14_28"><text:s/></text:span><text:span text:style-name="T14_29">of</text:span><text:span text:style-name="T14_30"><text:s/></text:span><text:span text:style-name="T14_31">the</text:span><text:span text:style-name="T14_32"><text:s/></text:span><text:span text:style-name="T14_33">company</text:span><text:span text:style-name="T14_34"><text:s/></text:span><text:span text:style-name="T14_35">generating</text:span><text:span text:style-name="T14_36"><text:s/></text:span><text:span text:style-name="T14_37">several</text:span><text:span text:style-name="T14_38"><text:s/></text:span><text:span text:style-name="T14_39">reports</text:span><text:span text:style-name="T14_40">,<text:s/></text:span><text:span text:style-name="T14_41">spreadsheets</text:span><text:span text:style-name="T14_42"><text:s/></text:span><text:span text:style-name="T14_43">and</text:span><text:span text:style-name="T14_44"><text:s/></text:span><text:span text:style-name="T14_45">dashboards</text:span><text:span text:style-name="T14_46">.</text:span></text:p>
      <text:p text:style-name="P15"><text:span text:style-name="T15_1">I</text:span><text:span text:style-name="T15_2"><text:s/></text:span><text:span text:style-name="T15_3">am</text:span><text:span text:style-name="T15_4"><text:s/></text:span><text:span text:style-name="T15_5">also</text:span><text:span text:style-name="T15_6"><text:s/></text:span><text:span text:style-name="T15_7">the</text:span><text:span text:style-name="T15_8"><text:s/></text:span><text:span text:style-name="T15_9">PostgreSQL</text:span><text:span text:style-name="T15_10"><text:s/></text:span><text:span text:style-name="T15_11">administrator</text:span><text:span text:style-name="T15_12"><text:s/></text:span><text:span text:style-name="T15_13">besides</text:span><text:span text:style-name="T15_14"><text:s/></text:span><text:span text:style-name="T15_15">the</text:span><text:span text:style-name="T15_16"><text:s/></text:span><text:span text:style-name="T15_17">sysadmins</text:span><text:span text:style-name="T15_18"><text:s/></text:span><text:span text:style-name="T15_19">team</text:span><text:span text:style-name="T15_20"><text:s/></text:span><text:span text:style-name="T15_21">being</text:span><text:span text:style-name="T15_22"><text:s/></text:span><text:span text:style-name="T15_23">responsible</text:span><text:span text:style-name="T15_24"><text:s/></text:span><text:span text:style-name="T15_25">for</text:span><text:span text:style-name="T15_26"><text:s/></text:span><text:span text:style-name="T15_27">the</text:span><text:span text:style-name="T15_28"><text:s/></text:span><text:span text:style-name="T15_29">server</text:span><text:span text:style-name="T15_30"><text:s/></text:span><text:span text:style-name="T15_31">dimensioning</text:span><text:span text:style-name="T15_32">,<text:s/></text:span><text:span text:style-name="T15_33">tablespaces</text:span><text:span text:style-name="T15_34"><text:s/></text:span><text:span text:style-name="T15_35">structure</text:span><text:span text:style-name="T15_36">,<text:s/></text:span><text:span text:style-name="T15_37">performance</text:span><text:span text:style-name="T15_38">,<text:s/></text:span><text:span text:style-name="T15_39">tuning</text:span><text:span text:style-name="T15_40"><text:s/></text:span><text:span text:style-name="T15_41">and</text:span><text:span text:style-name="T15_42"><text:s/></text:span><text:span text:style-name="T15_43">migrations</text:span><text:span text:style-name="T15_44">.</text:span></text:p>
      <text:p text:style-name="P16"><text:span text:style-name="T16_1">Projects</text:span><text:span text:style-name="T16_2">:</text:span></text:p>
      <text:list text:style-name="LS1" xml:id="list0">
        <text:list-item>
          <text:p text:style-name="P17"><text:span text:style-name="T17_1">Databases</text:span><text:span text:style-name="T17_2"><text:s/></text:span><text:span text:style-name="T17_3">migrations</text:span><text:span text:style-name="T17_4"><text:s/></text:span><text:span text:style-name="T17_5">changing</text:span><text:span text:style-name="T17_6"><text:s/></text:span><text:span text:style-name="T17_7">encoding</text:span><text:span text:style-name="T17_8"><text:s/></text:span><text:span text:style-name="T17_9">and</text:span><text:span text:style-name="T17_10"><text:s/></text:span><text:span text:style-name="T17_11">PostgreSQL</text:span><text:span text:style-name="T17_12"><text:s/></text:span><text:span text:style-name="T17_13">versions</text:span><text:span text:style-name="T17_14">.</text:span></text:p>
        </text:list-item>
        <text:list-item>
          <text:p text:style-name="P18"><text:span text:style-name="T18_1">Customer</text:span><text:span text:style-name="T18_2"><text:s/></text:span><text:span text:style-name="T18_3">Control</text:span><text:span text:style-name="T18_4"><text:s/></text:span><text:span text:style-name="T18_5">Panel</text:span><text:span text:style-name="T18_6"><text:s/>(</text:span><text:span text:style-name="T18_7">v</text:span><text:span text:style-name="T18_8">1<text:s/></text:span><text:span text:style-name="T18_9">CodeIgniter</text:span><text:span text:style-name="T18_10"><text:s/></text:span><text:span text:style-name="T18_11">and</text:span><text:span text:style-name="T18_12"><text:s/></text:span><text:span text:style-name="T18_13">v</text:span><text:span text:style-name="T18_14">2<text:s/></text:span><text:span text:style-name="T18_15">Laravel</text:span><text:span text:style-name="T18_16">/</text:span><text:span text:style-name="T18_17">Eloquent</text:span><text:span text:style-name="T18_18">/</text:span><text:span text:style-name="T18_19">Bootstrap</text:span><text:span text:style-name="T18_20">).</text:span></text:p>
        </text:list-item>
        <text:list-item>
          <text:p text:style-name="P19"><text:span text:style-name="T19_1">Sales</text:span><text:span text:style-name="T19_2"><text:s/></text:span><text:span text:style-name="T19_3">Pipeline</text:span><text:span text:style-name="T19_4"><text:s/>(</text:span><text:span text:style-name="T19_5">v</text:span><text:span text:style-name="T19_6">1<text:s/></text:span><text:span text:style-name="T19_7">Code</text:span><text:span text:style-name="T19_8"><text:s/></text:span><text:span text:style-name="T19_9">Igniter</text:span><text:span text:style-name="T19_10">,<text:s/></text:span><text:span text:style-name="T19_11">PL</text:span><text:span text:style-name="T19_12">/</text:span><text:span text:style-name="T19_13">pgSQL</text:span><text:span text:style-name="T19_14">,<text:s/></text:span><text:span text:style-name="T19_15">v</text:span><text:span text:style-name="T19_16">2<text:s/></text:span><text:span text:style-name="T19_17">Laravel</text:span><text:span text:style-name="T19_18">/</text:span><text:span text:style-name="T19_19">Eloquent</text:span><text:span text:style-name="T19_20">/</text:span><text:span text:style-name="T19_21">Bootstrap</text:span><text:span text:style-name="T19_22">).</text:span></text:p>
        </text:list-item>
        <text:list-item>
          <text:p text:style-name="P20"><text:span text:style-name="T20_1">Sales</text:span><text:span text:style-name="T20_2"><text:s/></text:span><text:span text:style-name="T20_3">activities</text:span><text:span text:style-name="T20_4"><text:s/></text:span><text:span text:style-name="T20_5">control</text:span><text:span text:style-name="T20_6"><text:s/>(</text:span><text:span text:style-name="T20_7">CodeIgniter</text:span><text:span text:style-name="T20_8">).</text:span></text:p>
        </text:list-item>
        <text:list-item>
          <text:p text:style-name="P21"><text:span text:style-name="T21_1">Event</text:span><text:span text:style-name="T21_2"><text:s/></text:span><text:span text:style-name="T21_3">System</text:span><text:span text:style-name="T21_4"><text:s/></text:span><text:span text:style-name="T21_5">for</text:span><text:span text:style-name="T21_6"><text:s/></text:span><text:span text:style-name="T21_7">Contact</text:span><text:span text:style-name="T21_8"><text:s/></text:span><text:span text:style-name="T21_9">Center</text:span><text:span text:style-name="T21_10"><text:s/>(</text:span><text:span text:style-name="T21_11">Symfony</text:span><text:span text:style-name="T21_12">/</text:span><text:span text:style-name="T21_13">Doctrine</text:span><text:span text:style-name="T21_14">/</text:span><text:span text:style-name="T21_15">ExtJS</text:span><text:span text:style-name="T21_16">).</text:span></text:p>
        </text:list-item>
        <text:list-item>
          <text:p text:style-name="P22"><text:span text:style-name="T22_1">Automation</text:span><text:span text:style-name="T22_2"><text:s/></text:span><text:span text:style-name="T22_3">of</text:span><text:span text:style-name="T22_4"><text:s/></text:span><text:span text:style-name="T22_5">services</text:span><text:span text:style-name="T22_6"><text:s/></text:span><text:span text:style-name="T22_7">lifecycle</text:span><text:span text:style-name="T22_8"><text:s/>(</text:span><text:span text:style-name="T22_9">PHP</text:span><text:span text:style-name="T22_10">).</text:span></text:p>
        </text:list-item>
        <text:list-item>
          <text:p text:style-name="P23"><text:span text:style-name="T23_1">Updates</text:span><text:span text:style-name="T23_2"><text:s/></text:span><text:span text:style-name="T23_3">on</text:span><text:span text:style-name="T23_4"><text:s/></text:span><text:span text:style-name="T23_5">Billing</text:span><text:span text:style-name="T23_6"><text:s/></text:span><text:span text:style-name="T23_7">System</text:span><text:span text:style-name="T23_8"><text:s/>(</text:span><text:span text:style-name="T23_9">Mojavi</text:span><text:span text:style-name="T23_10">,<text:s/></text:span><text:span text:style-name="T23_11">Code</text:span><text:span text:style-name="T23_12"><text:s/></text:span><text:span text:style-name="T23_13">Igniter</text:span><text:span text:style-name="T23_14">).</text:span></text:p>
        </text:list-item>
        <text:list-item>
          <text:p text:style-name="P24"><text:span text:style-name="T24_1">DNS</text:span><text:span text:style-name="T24_2"><text:s/></text:span><text:span text:style-name="T24_3">database</text:span><text:span text:style-name="T24_4"><text:s/></text:span><text:span text:style-name="T24_5">modeling</text:span><text:span text:style-name="T24_6"><text:s/></text:span><text:span text:style-name="T24_7">and</text:span><text:span text:style-name="T24_8"><text:s/></text:span><text:span text:style-name="T24_9">migration</text:span><text:span text:style-name="T24_10"><text:s/></text:span><text:span text:style-name="T24_11">from</text:span><text:span text:style-name="T24_12"><text:s/></text:span><text:span text:style-name="T24_13">a</text:span><text:span text:style-name="T24_14"><text:s/></text:span><text:span text:style-name="T24_15">legacy</text:span><text:span text:style-name="T24_16"><text:s/></text:span><text:span text:style-name="T24_17">system</text:span><text:span text:style-name="T24_18">.</text:span></text:p>
        </text:list-item>
        <text:list-item>
          <text:p text:style-name="P25"><text:span text:style-name="T25_1">Integration</text:span><text:span text:style-name="T25_2"><text:s/></text:span><text:span text:style-name="T25_3">of</text:span><text:span text:style-name="T25_4"><text:s/></text:span><text:span text:style-name="T25_5">Billing</text:span><text:span text:style-name="T25_6"><text:s/></text:span><text:span text:style-name="T25_7">system</text:span><text:span text:style-name="T25_8"><text:s/></text:span><text:span text:style-name="T25_9">with</text:span><text:span text:style-name="T25_10"><text:s/></text:span><text:span text:style-name="T25_11">proprietary</text:span><text:span text:style-name="T25_12"><text:s/></text:span><text:span text:style-name="T25_13">ERP</text:span><text:span text:style-name="T25_14"><text:s/></text:span><text:span text:style-name="T25_15">Protheus</text:span><text:span text:style-name="T25_16">.</text:span></text:p>
        </text:list-item>
        <text:list-item>
          <text:p text:style-name="P26"><text:span text:style-name="T26_1">Dashboards</text:span><text:span text:style-name="T26_2">,<text:s/></text:span><text:span text:style-name="T26_3">reports</text:span><text:span text:style-name="T26_4"><text:s/></text:span><text:span text:style-name="T26_5">and</text:span><text:span text:style-name="T26_6"><text:s/></text:span><text:span text:style-name="T26_7">alerts</text:span><text:span text:style-name="T26_8"><text:s/></text:span><text:span text:style-name="T26_9">to</text:span><text:span text:style-name="T26_10"><text:s/></text:span><text:span text:style-name="T26_11">the</text:span><text:span text:style-name="T26_12"><text:s/></text:span><text:span text:style-name="T26_13">board</text:span><text:span text:style-name="T26_14">.</text:span></text:p>
        </text:list-item>
        <text:list-item>
          <text:p text:style-name="P27"><text:span text:style-name="T27_1">Several</text:span><text:span text:style-name="T27_2"><text:s/></text:span><text:span text:style-name="T27_3">migration</text:span><text:span text:style-name="T27_4"><text:s/></text:span><text:span text:style-name="T27_5">of</text:span><text:span text:style-name="T27_6"><text:s/></text:span><text:span text:style-name="T27_7">DNS</text:span><text:span text:style-name="T27_8">,<text:s/></text:span><text:span text:style-name="T27_9">web</text:span><text:span text:style-name="T27_10"><text:s/></text:span><text:span text:style-name="T27_11">and</text:span><text:span text:style-name="T27_12"><text:s/></text:span><text:span text:style-name="T27_13">email</text:span><text:span text:style-name="T27_14"><text:s/></text:span><text:span text:style-name="T27_15">servers</text:span><text:span text:style-name="T27_16">.</text:span></text:p>
        </text:list-item>
      </text:list>
      <text:p text:style-name="P28"><text:span text:style-name="T28_1">In</text:span><text:span text:style-name="T28_2"><text:s/></text:span><text:span text:style-name="T28_3">my</text:span><text:span text:style-name="T28_4"><text:s/></text:span><text:span text:style-name="T28_5">spare</text:span><text:span text:style-name="T28_6"><text:s/></text:span><text:span text:style-name="T28_7">time</text:span><text:span text:style-name="T28_8"><text:s/></text:span><text:span text:style-name="T28_9">I</text:span><text:span text:style-name="T28_10"><text:s/></text:span><text:span text:style-name="T28_11">like</text:span><text:span text:style-name="T28_12"><text:s/></text:span><text:span text:style-name="T28_13">to</text:span><text:span text:style-name="T28_14"><text:s/></text:span><text:span text:style-name="T28_15">study</text:span><text:span text:style-name="T28_16"><text:s/></text:span><text:span text:style-name="T28_17">about</text:span><text:span text:style-name="T28_18"><text:s/></text:span><text:span text:style-name="T28_19">programming</text:span><text:span text:style-name="T28_20"><text:s/></text:span><text:span text:style-name="T28_21">languages</text:span><text:span text:style-name="T28_22"><text:s/></text:span><text:span text:style-name="T28_23">such</text:span><text:span text:style-name="T28_24"><text:s/></text:span><text:span text:style-name="T28_25">as</text:span><text:span text:style-name="T28_26"><text:s/></text:span><text:span text:style-name="T28_27">Java</text:span><text:span text:style-name="T28_28">,<text:s/></text:span><text:span text:style-name="T28_29">Ruby</text:span><text:span text:style-name="T28_30">,<text:s/></text:span><text:span text:style-name="T28_31">Node</text:span><text:span text:style-name="T28_32">.</text:span><text:span text:style-name="T28_33">js</text:span><text:span text:style-name="T28_34">,<text:s/></text:span><text:span text:style-name="T28_35">Python</text:span><text:span text:style-name="T28_36"><text:s/></text:span><text:span text:style-name="T28_37">for</text:span><text:span text:style-name="T28_38"><text:s/></text:span><text:span text:style-name="T28_39">data</text:span><text:span text:style-name="T28_40"><text:s/></text:span><text:span text:style-name="T28_41">science</text:span><text:span text:style-name="T28_42"><text:s/></text:span><text:span text:style-name="T28_43">and</text:span><text:span text:style-name="T28_44"><text:s/></text:span><text:span text:style-name="T28_45">R</text:span><text:span text:style-name="T28_46">.</text:span></text:p>
      <text:p text:style-name="P29"><text:span text:style-name="T29_1">IFX</text:span><text:span text:style-name="T29_2"><text:s/></text:span><text:span text:style-name="T29_3">Dec</text:span><text:span text:style-name="T29_4"><text:s/>2000<text:s/>-<text:s/></text:span><text:span text:style-name="T29_5">Jun</text:span><text:span text:style-name="T29_6"><text:s/>2006</text:span><text:span text:style-name="T29_7"><text:line-break/></text:span><text:span text:style-name="T29_8">Software</text:span><text:span text:style-name="T29_9"><text:s/></text:span><text:span text:style-name="T29_10">Developer</text:span><text:span text:style-name="T29_11"><text:line-break/></text:span><text:span text:style-name="T29_12">Main</text:span><text:span text:style-name="T29_13"><text:s/></text:span><text:span text:style-name="T29_14">Technologies</text:span><text:span text:style-name="T29_15">:<text:s/></text:span><text:span text:style-name="T29_16">Linux</text:span><text:span text:style-name="T29_17">,<text:s/></text:span><text:span text:style-name="T29_18">PHP</text:span><text:span text:style-name="T29_19">,<text:s/></text:span><text:span text:style-name="T29_20">PostgreSQL</text:span><text:span text:style-name="T29_21">,<text:s/></text:span><text:span text:style-name="T29_22">Oracle</text:span><text:span text:style-name="T29_23">,<text:s/></text:span><text:span text:style-name="T29_24">MySQL</text:span><text:span text:style-name="T29_25"><text:s/></text:span><text:span text:style-name="T29_26">and</text:span><text:span text:style-name="T29_27"><text:s/></text:span><text:span text:style-name="T29_28">MS</text:span><text:span text:style-name="T29_29"><text:s/></text:span><text:span text:style-name="T29_30">SQL</text:span><text:span text:style-name="T29_31">;</text:span></text:p>
      <text:p text:style-name="P30"><text:span text:style-name="T30_1">Member</text:span><text:span text:style-name="T30_2"><text:s/></text:span><text:span text:style-name="T30_3">of</text:span><text:span text:style-name="T30_4"><text:s/></text:span><text:span text:style-name="T30_5">a</text:span><text:span text:style-name="T30_6"><text:s/></text:span><text:span text:style-name="T30_7">team</text:span><text:span text:style-name="T30_8"><text:s/></text:span><text:span text:style-name="T30_9">responsible</text:span><text:span text:style-name="T30_10"><text:s/></text:span><text:span text:style-name="T30_11">to</text:span><text:span text:style-name="T30_12"><text:s/></text:span><text:span text:style-name="T30_13">design</text:span><text:span text:style-name="T30_14"><text:s/></text:span><text:span text:style-name="T30_15">and</text:span><text:span text:style-name="T30_16"><text:s/></text:span><text:span text:style-name="T30_17">develop</text:span><text:span text:style-name="T30_18"><text:s/></text:span><text:span text:style-name="T30_19">the</text:span><text:span text:style-name="T30_20"><text:s/></text:span><text:span text:style-name="T30_21">intranet</text:span><text:span text:style-name="T30_22"><text:s/></text:span><text:span text:style-name="T30_23">for</text:span><text:span text:style-name="T30_24"><text:s/></text:span><text:span text:style-name="T30_25">the</text:span><text:span text:style-name="T30_26"><text:s/></text:span><text:span text:style-name="T30_27">whole</text:span><text:span text:style-name="T30_28"><text:s/></text:span><text:span text:style-name="T30_29">company</text:span><text:span text:style-name="T30_30"><text:s/></text:span><text:span text:style-name="T30_31">over</text:span><text:span text:style-name="T30_32"><text:s/></text:span><text:span text:style-name="T30_33">latin</text:span><text:span text:style-name="T30_34"><text:s/></text:span><text:span text:style-name="T30_35">america</text:span><text:span text:style-name="T30_36">.<text:s/></text:span><text:span text:style-name="T30_37">It</text:span><text:span text:style-name="T30_38"><text:s/></text:span><text:span text:style-name="T30_39">had</text:span><text:span text:style-name="T30_40"><text:s/></text:span><text:span text:style-name="T30_41">to</text:span><text:span text:style-name="T30_42"><text:s/></text:span><text:span text:style-name="T30_43">be</text:span><text:span text:style-name="T30_44"><text:s/></text:span><text:span text:style-name="T30_45">a</text:span><text:span text:style-name="T30_46"><text:s/></text:span><text:span text:style-name="T30_47">multi</text:span><text:span text:style-name="T30_48"><text:s/></text:span><text:span text:style-name="T30_49">language</text:span><text:span text:style-name="T30_50">,<text:s/></text:span><text:span text:style-name="T30_51">region</text:span><text:span text:style-name="T30_52"><text:s/></text:span><text:span text:style-name="T30_53">with</text:span><text:span text:style-name="T30_54"><text:s/></text:span><text:span text:style-name="T30_55">a</text:span><text:span text:style-name="T30_56"><text:s/></text:span><text:span text:style-name="T30_57">complex</text:span><text:span text:style-name="T30_58"><text:s/></text:span><text:span text:style-name="T30_59">permission</text:span><text:span text:style-name="T30_60"><text:s/></text:span><text:span text:style-name="T30_61">system</text:span><text:span text:style-name="T30_62">.<text:s/></text:span><text:span text:style-name="T30_63">It</text:span><text:span text:style-name="T30_64"><text:s/></text:span><text:span text:style-name="T30_65">was</text:span><text:span text:style-name="T30_66"><text:s/></text:span><text:span text:style-name="T30_67">also</text:span><text:span text:style-name="T30_68"><text:s/></text:span><text:span text:style-name="T30_69">divided</text:span><text:span text:style-name="T30_70"><text:s/></text:span><text:span text:style-name="T30_71">in</text:span><text:span text:style-name="T30_72"><text:s/></text:span><text:span text:style-name="T30_73">modules</text:span><text:span text:style-name="T30_74"><text:s/></text:span><text:span text:style-name="T30_75">and</text:span><text:span text:style-name="T30_76"><text:s/></text:span><text:span text:style-name="T30_77">I</text:span><text:span text:style-name="T30_78"><text:s/></text:span><text:span text:style-name="T30_79">was</text:span><text:span text:style-name="T30_80"><text:s/></text:span><text:span text:style-name="T30_81">responsible</text:span><text:span text:style-name="T30_82"><text:s/></text:span><text:span text:style-name="T30_83">for</text:span><text:span text:style-name="T30_84"><text:s/></text:span><text:span text:style-name="T30_85">trouble</text:span><text:span text:style-name="T30_86"><text:s/></text:span><text:span text:style-name="T30_87">tickets</text:span><text:span text:style-name="T30_88">.<text:s/></text:span><text:span text:style-name="T30_89">Among</text:span><text:span text:style-name="T30_90"><text:s/></text:span><text:span text:style-name="T30_91">other</text:span><text:span text:style-name="T30_92"><text:s/></text:span><text:span text:style-name="T30_93">activities</text:span><text:span text:style-name="T30_94"><text:s/></text:span><text:span text:style-name="T30_95">and</text:span><text:span text:style-name="T30_96"><text:s/></text:span><text:span text:style-name="T30_97">projects</text:span><text:span text:style-name="T30_98">,<text:s/></text:span><text:span text:style-name="T30_99">I</text:span><text:span text:style-name="T30_100"><text:s/></text:span><text:span text:style-name="T30_101">attended</text:span><text:span text:style-name="T30_102"><text:s/></text:span><text:span text:style-name="T30_103">a</text:span><text:span text:style-name="T30_104"><text:s/></text:span><text:span text:style-name="T30_105">project</text:span><text:span text:style-name="T30_106"><text:s/></text:span><text:span text:style-name="T30_107">to</text:span><text:span text:style-name="T30_108"><text:s/></text:span><text:span text:style-name="T30_109">develop</text:span><text:span text:style-name="T30_110"><text:s/></text:span><text:span text:style-name="T30_111">a</text:span><text:span text:style-name="T30_112"><text:s/></text:span><text:span text:style-name="T30_113">billing</text:span><text:span text:style-name="T30_114"><text:s/></text:span><text:span text:style-name="T30_115">system</text:span><text:span text:style-name="T30_116"><text:s/></text:span><text:span text:style-name="T30_117">to</text:span><text:span text:style-name="T30_118"><text:s/></text:span><text:span text:style-name="T30_119">charge</text:span><text:span text:style-name="T30_120"><text:s/></text:span><text:span text:style-name="T30_121">recurrent</text:span><text:span text:style-name="T30_122"><text:s/></text:span><text:span text:style-name="T30_123">services</text:span><text:span text:style-name="T30_124"><text:s/></text:span><text:span text:style-name="T30_125">applying</text:span><text:span text:style-name="T30_126"><text:s/></text:span><text:span text:style-name="T30_127">several</text:span><text:span text:style-name="T30_128"><text:s/></text:span><text:span text:style-name="T30_129">business</text:span><text:span text:style-name="T30_130"><text:s/></text:span><text:span text:style-name="T30_131">rules</text:span><text:span text:style-name="T30_132">.</text:span></text:p>
      <text:p text:style-name="P31"><text:span text:style-name="T31_1">Conex</text:span><text:span text:style-name="T31_2"><text:s/></text:span><text:span text:style-name="T31_3">Feb</text:span><text:span text:style-name="T31_4"><text:s/>1997<text:s/>-<text:s/></text:span><text:span text:style-name="T31_5">Nov</text:span><text:span text:style-name="T31_6"><text:s/>2000</text:span><text:span text:style-name="T31_7"><text:line-break/></text:span><text:span text:style-name="T31_8">Junior</text:span><text:span text:style-name="T31_9"><text:s/></text:span><text:span text:style-name="T31_10">Developer</text:span><text:span text:style-name="T31_11"><text:line-break/></text:span><text:span text:style-name="T31_12">Main</text:span><text:span text:style-name="T31_13"><text:s/></text:span><text:span text:style-name="T31_14">Technologies</text:span><text:span text:style-name="T31_15">:<text:s/></text:span><text:span text:style-name="T31_16">Visual</text:span><text:span text:style-name="T31_17"><text:s/></text:span><text:span text:style-name="T31_18">Basic</text:span><text:span text:style-name="T31_19">,<text:s/></text:span><text:span text:style-name="T31_20">ASP</text:span><text:span text:style-name="T31_21">,<text:s/></text:span><text:span text:style-name="T31_22">MS</text:span><text:span text:style-name="T31_23"><text:s/></text:span><text:span text:style-name="T31_24">SQL</text:span><text:span text:style-name="T31_25">,<text:s/></text:span><text:span text:style-name="T31_26">Windows</text:span><text:span text:style-name="T31_27"><text:s/></text:span><text:span text:style-name="T31_28">Server</text:span><text:span text:style-name="T31_29">,<text:s/></text:span><text:span text:style-name="T31_30">IIS</text:span><text:span text:style-name="T31_31">;</text:span></text:p>
      <text:p text:style-name="P32"><text:span text:style-name="T32_1">Dynamic</text:span><text:span text:style-name="T32_2"><text:s/></text:span><text:span text:style-name="T32_3">websites</text:span><text:span text:style-name="T32_4"><text:s/></text:span><text:span text:style-name="T32_5">development</text:span><text:span text:style-name="T32_6"><text:s/></text:span><text:span text:style-name="T32_7">and</text:span><text:span text:style-name="T32_8"><text:s/></text:span><text:span text:style-name="T32_9">web</text:span><text:span text:style-name="T32_10"><text:s/></text:span><text:span text:style-name="T32_11">server</text:span><text:span text:style-name="T32_12"><text:s/></text:span><text:span text:style-name="T32_13">administration</text:span><text:span text:style-name="T32_14">.</text:span></text:p>
      <text:h text:style-name="P33" text:outline-level="10"><text:bookmark-start text:name="h.3znysh7"/><text:bookmark-end text:name="h.3znysh7"/><text:span text:style-name="T33_1">Skills</text:span><text:span text:style-name="T33_2"><text:s/></text:span><text:span text:style-name="T33_3">Base</text:span></text:h>
      <text:p text:style-name="P34"><text:span text:style-name="T34_1">Operating</text:span><text:span text:style-name="T34_2"><text:s/></text:span><text:span text:style-name="T34_3">System</text:span><text:span text:style-name="T34_4">:<text:s/></text:span><text:span text:style-name="T34_5">Linux</text:span><text:span text:style-name="T34_6"><text:s/>(</text:span><text:span text:style-name="T34_7">Arch</text:span><text:span text:style-name="T34_8">,<text:s/></text:span><text:span text:style-name="T34_9">Debian</text:span><text:span text:style-name="T34_10">,<text:s/></text:span><text:span text:style-name="T34_11">Ubuntu</text:span><text:span text:style-name="T34_12">,<text:s/></text:span><text:span text:style-name="T34_13">CentOS</text:span><text:span text:style-name="T34_14">,<text:s/></text:span><text:span text:style-name="T34_15">Fedora</text:span><text:span text:style-name="T34_16">),<text:s/></text:span><text:span text:style-name="T34_17">Windows</text:span><text:span text:style-name="T34_18"><text:s/></text:span><text:span text:style-name="T34_19">and</text:span><text:span text:style-name="T34_20"><text:s/></text:span><text:span text:style-name="T34_21">OSX</text:span><text:span text:style-name="T34_22">;</text:span></text:p>
      <text:p text:style-name="P35"><text:span text:style-name="T35_1">Networkings</text:span><text:span text:style-name="T35_2">:<text:s/></text:span><text:span text:style-name="T35_3">TCP</text:span><text:span text:style-name="T35_4">/</text:span><text:span text:style-name="T35_5">IP</text:span><text:span text:style-name="T35_6"><text:s/></text:span><text:span text:style-name="T35_7">protocol</text:span><text:span text:style-name="T35_8"><text:s/></text:span><text:span text:style-name="T35_9">suite</text:span><text:span text:style-name="T35_10">;</text:span></text:p>
      <text:p text:style-name="P36"><text:span text:style-name="T36_1">Programming</text:span><text:span text:style-name="T36_2"><text:s/></text:span><text:span text:style-name="T36_3">Languages</text:span><text:span text:style-name="T36_4">:<text:s/></text:span><text:span text:style-name="T36_5">PHP</text:span><text:span text:style-name="T36_6">,<text:s/></text:span><text:span text:style-name="T36_7">Python</text:span><text:span text:style-name="T36_8">,<text:s/></text:span><text:span text:style-name="T36_9">JavaScript</text:span><text:span text:style-name="T36_10">,<text:s/></text:span><text:span text:style-name="T36_11">plus</text:span><text:span text:style-name="T36_12"><text:s/></text:span><text:span text:style-name="T36_13">some</text:span><text:span text:style-name="T36_14"><text:s/></text:span><text:span text:style-name="T36_15">experience</text:span><text:span text:style-name="T36_16"><text:s/></text:span><text:span text:style-name="T36_17">with</text:span><text:span text:style-name="T36_18"><text:s/></text:span><text:span text:style-name="T36_19">Ruby</text:span><text:span text:style-name="T36_20"><text:s/></text:span><text:span text:style-name="T36_21">and</text:span><text:span text:style-name="T36_22"><text:s/></text:span><text:span text:style-name="T36_23">Java</text:span><text:span text:style-name="T36_24">;</text:span></text:p>
      <text:p text:style-name="P37"><text:span text:style-name="T37_1">Data</text:span><text:span text:style-name="T37_2"><text:s/></text:span><text:span text:style-name="T37_3">Science</text:span><text:span text:style-name="T37_4">:<text:s/></text:span><text:span text:style-name="T37_5">Strong</text:span><text:span text:style-name="T37_6"><text:s/></text:span><text:span text:style-name="T37_7">SQL</text:span><text:span text:style-name="T37_8">,<text:s/></text:span><text:span text:style-name="T37_9">PL</text:span><text:span text:style-name="T37_10">/</text:span><text:span text:style-name="T37_11">pgSQL</text:span><text:span text:style-name="T37_12">,<text:s/></text:span><text:span text:style-name="T37_13">spreadsheets</text:span><text:span text:style-name="T37_14">,<text:s/></text:span><text:span text:style-name="T37_15">plus</text:span><text:span text:style-name="T37_16"><text:s/></text:span><text:span text:style-name="T37_17">some</text:span><text:span text:style-name="T37_18"><text:s/></text:span><text:span text:style-name="T37_19">experiences</text:span><text:span text:style-name="T37_20"><text:s/></text:span><text:span text:style-name="T37_21">with</text:span><text:span text:style-name="T37_22"><text:s/></text:span><text:span text:style-name="T37_23">R</text:span><text:span text:style-name="T37_24">;</text:span></text:p>
      <text:p text:style-name="P38"><text:span text:style-name="T38_1">Virtualization</text:span><text:span text:style-name="T38_2">:<text:s/></text:span><text:span text:style-name="T38_3">VirtualBox</text:span><text:span text:style-name="T38_4">,<text:s/></text:span><text:span text:style-name="T38_5">VMWare</text:span><text:span text:style-name="T38_6">,<text:s/></text:span><text:span text:style-name="T38_7">Xen</text:span><text:span text:style-name="T38_8">,<text:s/></text:span><text:span text:style-name="T38_9">Cloudstack</text:span><text:span text:style-name="T38_10">,<text:s/></text:span><text:span text:style-name="T38_11">Vagrant</text:span><text:span text:style-name="T38_12">,<text:s/></text:span><text:span text:style-name="T38_13">PuPHPet</text:span><text:span text:style-name="T38_14">;</text:span></text:p>
      <text:h text:style-name="P39" text:outline-level="10"><text:bookmark-start text:name="h.2et92p0"/><text:bookmark-end text:name="h.2et92p0"/><text:span text:style-name="T39_1">Languages</text:span></text:h>
      <text:list text:style-name="LS2" xml:id="list11">
        <text:list-item>
          <text:p text:style-name="P40"><text:span text:style-name="T40_1">Portuguese</text:span><text:span text:style-name="T40_2">:<text:s/></text:span><text:span text:style-name="T40_3">Mothertongue</text:span></text:p>
        </text:list-item>
        <text:list-item>
          <text:p text:style-name="P41"><text:span text:style-name="T41_1">English</text:span><text:span text:style-name="T41_2">:<text:s/></text:span><text:span text:style-name="T41_3">Fluent</text:span></text:p>
        </text:list-item>
        <text:list-item>
          <text:p text:style-name="P42"><text:span text:style-name="T42_1">Spanish</text:span><text:span text:style-name="T42_2">:<text:s/></text:span><text:span text:style-name="T42_3">Basic</text:span></text:p>
        </text:list-item>
      </text:list>
      <text:h text:style-name="P43" text:outline-level="10"><text:bookmark-start text:name="h.tyjcwt"/><text:bookmark-end text:name="h.tyjcwt"/><text:span text:style-name="T43_1">Additional</text:span><text:span text:style-name="T43_2"><text:s/></text:span><text:span text:style-name="T43_3">Training</text:span></text:h>
      <text:list text:style-name="LS3" xml:id="list14">
        <text:list-item>
          <text:p text:style-name="P44"><text:span text:style-name="T44_1">ITIL</text:span><text:span text:style-name="T44_2">:<text:s/></text:span><text:span text:style-name="T44_3">ITIL</text:span><text:span text:style-name="T44_4"><text:s/></text:span><text:span text:style-name="T44_5">Foundations</text:span><text:span text:style-name="T44_6"><text:s/>(</text:span><text:span text:style-name="T44_7">ITXL</text:span><text:span text:style-name="T44_8">)</text:span></text:p>
        </text:list-item>
        <text:list-item>
          <text:p text:style-name="P45"><text:span text:style-name="T45_1">PMI</text:span><text:span text:style-name="T45_2">:<text:s/></text:span><text:span text:style-name="T45_3">Training</text:span><text:span text:style-name="T45_4"><text:s/></text:span><text:span text:style-name="T45_5">course</text:span><text:span text:style-name="T45_6"><text:s/></text:span><text:span text:style-name="T45_7">PMP</text:span><text:span text:style-name="T45_8">-</text:span><text:span text:style-name="T45_9">PMI</text:span><text:span text:style-name="T45_10"><text:s/>(</text:span><text:span text:style-name="T45_11">Euax</text:span><text:span text:style-name="T45_12">)</text:span></text:p>
        </text:list-item>
        <text:list-item>
          <text:p text:style-name="P46"><text:span text:style-name="T46_1">Agile</text:span><text:span text:style-name="T46_2">:<text:s/></text:span><text:span text:style-name="T46_3">Agile</text:span><text:span text:style-name="T46_4"><text:s/></text:span><text:span text:style-name="T46_5">Software</text:span><text:span text:style-name="T46_6"><text:s/></text:span><text:span text:style-name="T46_7">Development</text:span><text:span text:style-name="T46_8"><text:s/>(</text:span><text:span text:style-name="T46_9">IME</text:span><text:span text:style-name="T46_10">-</text:span><text:span text:style-name="T46_11">USP</text:span><text:span text:style-name="T46_12">)</text:span></text:p>
        </text:list-item>
        <text:list-item>
          <text:p text:style-name="P47"><text:span text:style-name="T47_1">Ruby</text:span><text:span text:style-name="T47_2"><text:s/></text:span><text:span text:style-name="T47_3">on</text:span><text:span text:style-name="T47_4"><text:s/></text:span><text:span text:style-name="T47_5">Rails</text:span><text:span text:style-name="T47_6">:<text:s/></text:span><text:span text:style-name="T47_7">RejectCode</text:span><text:span text:style-name="T47_8"><text:s/></text:span><text:span text:style-name="T47_9">Ruby</text:span><text:span text:style-name="T47_10"><text:s/></text:span><text:span text:style-name="T47_11">on</text:span><text:span text:style-name="T47_12"><text:s/></text:span><text:span text:style-name="T47_13">Rails</text:span><text:span text:style-name="T47_14"><text:s/>(</text:span><text:span text:style-name="T47_15">IME</text:span><text:span text:style-name="T47_16">-</text:span><text:span text:style-name="T47_17">USP</text:span><text:span text:style-name="T47_18">)</text:span></text:p>
        </text:list-item>
        <text:list-item>
          <text:p text:style-name="P48"><text:span text:style-name="T48_1">Java</text:span><text:span text:style-name="T48_2">:<text:s/></text:span><text:span text:style-name="T48_3">Java</text:span><text:span text:style-name="T48_4"><text:s/></text:span><text:span text:style-name="T48_5">Course</text:span><text:span text:style-name="T48_6"><text:s/></text:span><text:span text:style-name="T48_7">monitoring</text:span><text:span text:style-name="T48_8"><text:s/>(</text:span><text:span text:style-name="T48_9">UNIP</text:span><text:span text:style-name="T48_10">)</text:span></text:p>
        </text:list-item>
        <text:list-item>
          <text:p text:style-name="P49"><text:span text:style-name="T49_1">MS</text:span><text:span text:style-name="T49_2"><text:s/></text:span><text:span text:style-name="T49_3">SQL</text:span><text:span text:style-name="T49_4">:<text:s/></text:span><text:span text:style-name="T49_5">MS</text:span><text:span text:style-name="T49_6"><text:s/></text:span><text:span text:style-name="T49_7">SQL</text:span><text:span text:style-name="T49_8"><text:s/></text:span><text:span text:style-name="T49_9">Server</text:span><text:span text:style-name="T49_10"><text:s/></text:span><text:span text:style-name="T49_11">Administrator</text:span><text:span text:style-name="T49_12"><text:s/>(</text:span><text:span text:style-name="T49_13">Microsoft</text:span><text:span text:style-name="T49_14"><text:s/></text:span><text:span text:style-name="T49_15">Education</text:span><text:span text:style-name="T49_16"><text:s/></text:span><text:span text:style-name="T49_17">Partner</text:span><text:span text:style-name="T49_18">)</text:span></text:p>
        </text:list-item>
      </text:list>
      <text:h text:style-name="P50" text:outline-level="10"><text:bookmark-start text:name="h.3dy6vkm"/><text:bookmark-end text:name="h.3dy6vkm"/><text:span text:style-name="T50_1">Volunteering</text:span></text:h>
      <text:list text:style-name="LS4" xml:id="list20">
        <text:list-item>
          <text:p text:style-name="P51"><text:span text:style-name="T51_1">Ireland</text:span><text:span text:style-name="T51_2">:<text:s/></text:span><text:span text:style-name="T51_3">Sports</text:span><text:span text:style-name="T51_4"><text:s/></text:span><text:span text:style-name="T51_5">lessons</text:span><text:span text:style-name="T51_6"><text:s/></text:span><text:span text:style-name="T51_7">and</text:span><text:span text:style-name="T51_8"><text:s/></text:span><text:span text:style-name="T51_9">recreation</text:span><text:span text:style-name="T51_10"><text:s/></text:span><text:span text:style-name="T51_11">activities</text:span><text:span text:style-name="T51_12"><text:s/></text:span><text:span text:style-name="T51_13">for</text:span><text:span text:style-name="T51_14"><text:s/></text:span><text:span text:style-name="T51_15">children</text:span><text:span text:style-name="T51_16"><text:s/></text:span><text:span text:style-name="T51_17">in</text:span><text:span text:style-name="T51_18"><text:s/></text:span><text:span text:style-name="T51_19">a</text:span><text:span text:style-name="T51_20"><text:s/></text:span><text:span text:style-name="T51_21">community</text:span><text:span text:style-name="T51_22"><text:s/></text:span><text:span text:style-name="T51_23">center</text:span><text:span text:style-name="T51_24">.</text:span></text:p>
        </text:list-item>
        <text:list-item>
          <text:p text:style-name="P52"><text:span text:style-name="T52_1">Israel</text:span><text:span text:style-name="T52_2"><text:s/></text:span><text:span text:style-name="T52_3">and</text:span><text:span text:style-name="T52_4"><text:s/></text:span><text:span text:style-name="T52_5">Palestine</text:span><text:span text:style-name="T52_6">:<text:s/></text:span><text:span text:style-name="T52_7">Gardening</text:span><text:span text:style-name="T52_8">,<text:s/></text:span><text:span text:style-name="T52_9">sports</text:span><text:span text:style-name="T52_10"><text:s/></text:span><text:span text:style-name="T52_11">lessons</text:span><text:span text:style-name="T52_12"><text:s/></text:span><text:span text:style-name="T52_13">and</text:span><text:span text:style-name="T52_14"><text:s/></text:span><text:span text:style-name="T52_15">recreation</text:span><text:span text:style-name="T52_16"><text:s/></text:span><text:span text:style-name="T52_17">activities</text:span><text:span text:style-name="T52_18"><text:s/></text:span><text:span text:style-name="T52_19">for</text:span><text:span text:style-name="T52_20"><text:s/></text:span><text:span text:style-name="T52_21">children</text:span><text:span text:style-name="T52_22"><text:s/></text:span><text:span text:style-name="T52_23">in</text:span><text:span text:style-name="T52_24"><text:s/></text:span><text:span text:style-name="T52_25">summer</text:span><text:span text:style-name="T52_26"><text:s/></text:span><text:span text:style-name="T52_27">camps</text:span><text:span text:style-name="T52_28">.</text:span></text:p>
        </text:list-item>
        <text:list-item>
          <text:p text:style-name="P53"><text:span text:style-name="T53_1">Cananéia</text:span><text:span text:style-name="T53_2">,<text:s/></text:span><text:span text:style-name="T53_3">Brazil</text:span><text:span text:style-name="T53_4">:<text:s/></text:span><text:span text:style-name="T53_5">Logistic</text:span><text:span text:style-name="T53_6"><text:s/></text:span><text:span text:style-name="T53_7">support</text:span><text:span text:style-name="T53_8"><text:s/></text:span><text:span text:style-name="T53_9">for</text:span><text:span text:style-name="T53_10"><text:s/></text:span><text:span text:style-name="T53_11">medical</text:span><text:span text:style-name="T53_12"><text:s/></text:span><text:span text:style-name="T53_13">assistance</text:span><text:span text:style-name="T53_14"><text:s/></text:span><text:span text:style-name="T53_15">and</text:span><text:span text:style-name="T53_16"><text:s/></text:span><text:span text:style-name="T53_17">sports</text:span><text:span text:style-name="T53_18"><text:s/></text:span><text:span text:style-name="T53_19">lessons</text:span><text:span text:style-name="T53_20"><text:s/></text:span><text:span text:style-name="T53_21">and</text:span><text:span text:style-name="T53_22"><text:s/></text:span><text:span text:style-name="T53_23">recreation</text:span><text:span text:style-name="T53_24"><text:s/></text:span><text:span text:style-name="T53_25">activities</text:span><text:span text:style-name="T53_26"><text:s/></text:span><text:span text:style-name="T53_27">for</text:span><text:span text:style-name="T53_28"><text:s/></text:span><text:span text:style-name="T53_29">children</text:span><text:span text:style-name="T53_30"><text:s/></text:span><text:span text:style-name="T53_31">in</text:span><text:span text:style-name="T53_32"><text:s/></text:span><text:span text:style-name="T53_33">risky</text:span><text:span text:style-name="T53_34"><text:s/></text:span><text:span text:style-name="T53_35">areas</text:span><text:span text:style-name="T53_36">.</text:span></text:p>
        </text:list-item>
      </text:list>
      <text:h text:style-name="P54" text:outline-level="10"><text:bookmark-start text:name="h.1t3h5sf"/><text:bookmark-end text:name="h.1t3h5sf"/><text:span text:style-name="T54_1">More</text:span><text:span text:style-name="T54_2"><text:s/></text:span><text:span text:style-name="T54_3">Info</text:span></text:h>
      <text:list text:style-name="LS5" xml:id="list23">
        <text:list-item>
          <text:p text:style-name="P55"><text:span text:style-name="T55_1">Linkedin</text:span><text:span text:style-name="T55_2">:<text:s/></text:span><text:span text:style-name="T55_3">http</text:span><text:span text:style-name="T55_4">://</text:span><text:span text:style-name="T55_5">www</text:span><text:span text:style-name="T55_6">.</text:span><text:span text:style-name="T55_7">linkedin</text:span><text:span text:style-name="T55_8">.</text:span><text:span text:style-name="T55_9">com</text:span><text:span text:style-name="T55_10">/</text:span><text:span text:style-name="T55_11">in</text:span><text:span text:style-name="T55_12">/</text:span><text:span text:style-name="T55_13">andreleitereis</text:span></text:p>
        </text:list-item>
        <text:list-item>
          <text:p text:style-name="P56"><text:span text:style-name="T56_1">Github</text:span><text:span text:style-name="T56_2">:<text:s/></text:span><text:span text:style-name="T56_3">https</text:span><text:span text:style-name="T56_4">://</text:span><text:span text:style-name="T56_5">github</text:span><text:span text:style-name="T56_6">.</text:span><text:span text:style-name="T56_7">com</text:span><text:span text:style-name="T56_8">/</text:span><text:span text:style-name="T56_9">rei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  <style:font-face style:name="Thorndale" svg:font-family="Thorndal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line-height="100%" fo:margin-top="0.3cm" fo:margin-bottom="0.199cm" fo:keep-with-next="always" fo:keep-together="always" style:writing-mode="lr-tb"/>
      <style:text-properties fo:color="#000000" style:font-name="Thorndale" fo:font-size="18pt" style:font-name-asian="Thorndale" style:font-size-asian="18pt" style:font-name-complex="Thorndale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1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1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1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1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1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1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2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2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2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2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2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2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3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3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3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3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3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3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4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4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4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4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4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4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5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5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5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5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5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5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